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ttps://youtu.be/gJinNUx_xs4</text:p>
      <text:p text:style-name="Standard">https://youtu.be/_NQf21JP2oA</text:p>
      <text:p text:style-name="Standard">https://youtu.be/AZfLn_ZqHyA</text:p>
      <text:p text:style-name="Standard">https://youtu.be/l8vnjIemdSc</text:p>
      <text:p text:style-name="Standard">https://youtu.be/Nbw15zRts_0</text:p>
      <text:p text:style-name="Standard">https://youtu.be/RP1gFyH-Ck4</text:p>
      <text:p text:style-name="Standard">https://youtu.be/6y7cLuFNo1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Pack by Diakov</dc:creator>
    <meta:creation-date>2009-04-16T11:32:00Z</meta:creation-date>
    <dc:date>2020-01-24T08:14:00Z</dc: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0" meta:character-count="202" meta:row-count="1" meta:non-whitespace-character-count="173"/>
  </office:meta>
</office:document-meta>
</file>